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5E0000005EA15B7338F69B39B6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color="#ffffff" officeooo:rsid="000eb0d9" officeooo:paragraph-rsid="0013006f" fo:background-color="transparent"/>
    </style:style>
    <style:style style:name="P2" style:family="paragraph" style:parent-style-name="Preformatted_20_Text">
      <style:paragraph-properties fo:text-align="center" style:justify-single-word="false"/>
      <style:text-properties fo:color="#ffffff" officeooo:rsid="000eb0d9" officeooo:paragraph-rsid="000eb0d9" fo:background-color="transparent"/>
    </style:style>
    <style:style style:name="P3" style:family="paragraph" style:parent-style-name="Preformatted_20_Text">
      <style:paragraph-properties fo:text-align="center" style:justify-single-word="false"/>
      <style:text-properties fo:color="#ffffff" officeooo:paragraph-rsid="0013006f" fo:background-color="transparent"/>
    </style:style>
    <style:style style:name="P4" style:family="paragraph" style:parent-style-name="Preformatted_20_Text">
      <style:paragraph-properties fo:text-align="center" style:justify-single-word="false"/>
      <style:text-properties fo:color="#ffffff" officeooo:rsid="00146973" officeooo:paragraph-rsid="00146973" fo:background-color="transparent"/>
    </style:style>
    <style:style style:name="P5" style:family="paragraph" style:parent-style-name="Preformatted_20_Text">
      <style:paragraph-properties fo:text-align="center" style:justify-single-word="false"/>
      <style:text-properties fo:color="#ffffff" officeooo:rsid="001a38b1" officeooo:paragraph-rsid="001a38b1" fo:background-color="transparent"/>
    </style:style>
    <style:style style:name="P6" style:family="paragraph" style:parent-style-name="Preformatted_20_Text">
      <style:paragraph-properties fo:text-align="center" style:justify-single-word="false"/>
      <style:text-properties fo:color="#ffffff" fo:font-size="22pt" fo:font-weight="bold" officeooo:rsid="000eb0d9" officeooo:paragraph-rsid="000eb0d9" fo:background-color="transparent" style:font-size-asian="22pt" style:font-weight-asian="bold" style:font-size-complex="22pt" style:font-weight-complex="bold"/>
    </style:style>
    <style:style style:name="P7" style:family="paragraph" style:parent-style-name="Preformatted_20_Text">
      <style:text-properties officeooo:rsid="000eb0d9" officeooo:paragraph-rsid="000eb0d9"/>
    </style:style>
    <style:style style:name="P8" style:family="paragraph" style:parent-style-name="Preformatted_20_Text">
      <style:paragraph-properties fo:text-align="center" style:justify-single-word="false"/>
      <style:text-properties officeooo:paragraph-rsid="0013006f"/>
    </style:style>
    <style:style style:name="P9" style:family="paragraph" style:parent-style-name="Preformatted_20_Text">
      <style:paragraph-properties fo:text-align="center" style:justify-single-word="false"/>
      <style:text-properties fo:color="#ffffff" officeooo:paragraph-rsid="001b0fb8" fo:background-color="transparent"/>
    </style:style>
    <style:style style:name="T1" style:family="text">
      <style:text-properties fo:color="#ff3333"/>
    </style:style>
    <style:style style:name="T2" style:family="text">
      <style:text-properties officeooo:rsid="001b0fb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he Enigma Challenge</text:p>
      <text:p text:style-name="P6"/>
      <text:p text:style-name="P1">This page will be constantly updated with info</text:p>
      <text:p text:style-name="P8"/>
      <text:p text:style-name="P3">Good job getting to this site, want some info on what awaits?</text:p>
      <text:p text:style-name="P8"/>
      <text:p text:style-name="P9">Join the IRC chatroom: Enigma at <text:span text:style-name="T2">10.50.0.102</text:span>:/6667</text:p>
      <text:p text:style-name="P8"/>
      <text:p text:style-name="P3">There are agents on the network talking to each other. Their messages are encrypted.</text:p>
      <text:p text:style-name="P8"/>
      <text:p text:style-name="P3">A VERY useful resource :) </text:p>
      <text:p text:style-name="P3"><text:a xlink:type="simple" xlink:href="https://py-enigma.readthedocs.io/en/latest/guide.html#encrypting-decryptinghtml" text:style-name="Internet_20_link" text:visited-style-name="Visited_20_Internet_20_Link"><text:span text:style-name="T1">https://py-enigma.readthedocs.io/en/latest/guide.html#encrypting-decryptinghtml</text:span></text:a></text:p>
      <text:p text:style-name="P3"/>
      <text:p text:style-name="P4">You may also find these youtube videos helpful.</text:p>
      <text:p text:style-name="P4"><text:a xlink:type="simple" xlink:href="https://www.youtube.com/watch?v=G2_Q9FoD-oQ" text:style-name="Internet_20_link" text:visited-style-name="Visited_20_Internet_20_Link"><text:span text:style-name="T1">https://www.youtube.com/watch?v=G2_Q9FoD-oQ</text:span></text:a></text:p>
      <text:p text:style-name="P8"><text:a xlink:type="simple" xlink:href="https://www.youtube.com/watch?v=V4V2bpZlqx8" text:style-name="Internet_20_link" text:visited-style-name="Visited_20_Internet_20_Link"><text:span text:style-name="T1">https://www.youtube.com/watch?v=V4V2bpZlqx8</text:span></text:a></text:p>
      <text:p text:style-name="P8"><text:a xlink:type="simple" xlink:href="https://www.youtube.com/watch?v=d2NWPG2gB_A" text:style-name="Internet_20_link" text:visited-style-name="Visited_20_Internet_20_Link"><text:span text:style-name="T1">https://www.youtube.com/watch?v=d2NWPG2gB_A</text:span></text:a></text:p>
      <text:p text:style-name="P8"><text:a xlink:type="simple" xlink:href="https://www.youtube.com/watch?v=kj_7Jc1mS9k" text:style-name="Internet_20_link" text:visited-style-name="Visited_20_Internet_20_Link"><text:span text:style-name="T1">https://www.youtube.com/watch?v=kj_7Jc1mS9k</text:span></text:a></text:p>
      <text:p text:style-name="P8"/>
      <text:p text:style-name="P3">Good Luck! </text:p>
      <text:p text:style-name="P8"/>
      <text:p text:style-name="P2">Tell Jonathon Beauregard the Secret Words to get your points!!!</text:p>
      <text:p text:style-name="P2"/>
      <text:p text:style-name="P5">Level 0:</text:p>
      <text:p text:style-name="P5"><text:span text:style-name="T2">10.50.0.102</text:span>/yo9h287oqrtyb879qohn</text:p>
      <text:p text:style-name="P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0000000005E0000005EA15B7338F69B39B6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draw:fill="bitmap" draw:fill-image-name="Bitmap_20_1" style:repeat="repeat" draw:fill-image-ref-point="top-left" style:footnote-max-height="0in">
        <style:background-image xlink:href="Pictures/100000000000005E0000005EA15B7338F69B39B6.jpg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4T09:50:55.149889318</dc:date>
    <meta:editing-duration>PT9M16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77" meta:character-count="699" meta:non-whitespace-character-count="636"/>
  </office:meta>
</office:document-meta>
</file>